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3">
      <style:text-properties officeooo:paragraph-rsid="0008585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1">
      <style:paragraph-properties fo:margin-top="0cm" fo:margin-bottom="0cm" style:contextual-spacing="false"/>
      <style:text-properties officeooo:rsid="000b5b94" officeooo:paragraph-rsid="000b5b94"/>
    </style:style>
    <style:style style:name="P5" style:family="paragraph" style:parent-style-name="Text_20_body" style:list-style-name="L1">
      <style:paragraph-properties fo:margin-top="0cm" fo:margin-bottom="0cm" style:contextual-spacing="false"/>
      <style:text-properties officeooo:rsid="000cd62f" officeooo:paragraph-rsid="000cd62f"/>
    </style:style>
    <style:style style:name="P6" style:family="paragraph" style:parent-style-name="Text_20_body" style:list-style-name="L2"/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2">
      <style:paragraph-properties fo:margin-top="0cm" fo:margin-bottom="0cm" style:contextual-spacing="false"/>
      <style:text-properties officeooo:paragraph-rsid="000cd62f"/>
    </style:style>
    <style:style style:name="P9" style:family="paragraph" style:parent-style-name="Text_20_body">
      <style:paragraph-properties fo:margin-top="0cm" fo:margin-bottom="0cm" style:contextual-spacing="false"/>
    </style:style>
    <style:style style:name="P10" style:family="paragraph" style:parent-style-name="Text_20_body" style:list-style-name="L3"/>
    <style:style style:name="P11" style:family="paragraph" style:parent-style-name="Text_20_body" style:list-style-name="L3">
      <style:paragraph-properties fo:margin-top="0cm" fo:margin-bottom="0cm" style:contextual-spacing="false"/>
    </style:style>
    <style:style style:name="P12" style:family="paragraph" style:parent-style-name="Text_20_body" style:list-style-name="L4"/>
    <style:style style:name="P13" style:family="paragraph" style:parent-style-name="Preformatted_20_Text" style:list-style-name="L4"/>
    <style:style style:name="P14" style:family="paragraph" style:parent-style-name="Preformatted_20_Text" style:list-style-name="L4">
      <style:paragraph-properties style:writing-mode="lr-tb"/>
    </style:style>
    <style:style style:name="P15" style:family="paragraph" style:parent-style-name="Preformatted_20_Text" style:list-style-name="L4">
      <style:paragraph-properties fo:margin-top="0cm" fo:margin-bottom="0.499cm" style:contextual-spacing="false" style:writing-mode="lr-tb"/>
    </style:style>
    <style:style style:name="P16" style:family="paragraph" style:parent-style-name="Text_20_body" style:list-style-name="L4">
      <style:paragraph-properties fo:margin-top="0cm" fo:margin-bottom="0cm" style:contextual-spacing="false"/>
    </style:style>
    <style:style style:name="P17" style:family="paragraph" style:parent-style-name="Text_20_body" style:list-style-name="L5"/>
    <style:style style:name="P18" style:family="paragraph" style:parent-style-name="Text_20_body" style:list-style-name="L5">
      <style:paragraph-properties fo:margin-top="0cm" fo:margin-bottom="0cm" style:contextual-spacing="false"/>
    </style:style>
    <style:style style:name="P19" style:family="paragraph" style:parent-style-name="Text_20_body" style:list-style-name="L6"/>
    <style:style style:name="P20" style:family="paragraph" style:parent-style-name="Text_20_body" style:list-style-name="L6">
      <style:paragraph-properties fo:margin-top="0cm" fo:margin-bottom="0cm" style:contextual-spacing="false"/>
    </style:style>
    <style:style style:name="P21" style:family="paragraph" style:parent-style-name="Text_20_body">
      <style:text-properties officeooo:rsid="0008585e" officeooo:paragraph-rsid="0008585e"/>
    </style:style>
    <style:style style:name="T1" style:family="text">
      <style:text-properties officeooo:rsid="0008585e"/>
    </style:style>
    <style:style style:name="T2" style:family="text">
      <style:text-properties officeooo:rsid="000b5b94"/>
    </style:style>
    <style:style style:name="T3" style:family="text">
      <style:text-properties officeooo:rsid="000cd62f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<text:span text:style-name="T1">1. Testes (Verificação e Validação)</text:span></text:h>
      <text:list text:style-name="L1">
        <text:list-item>
          <text:p text:style-name="P2"><text:span text:style-name="Strong_20_Emphasis">Planejamento dos Testes:</text:span></text:p>
          <text:list>
            <text:list-item>
              <text:p text:style-name="P3"><text:span text:style-name="Strong_20_Emphasis">Tipo de Testes:</text:span> Realiz<text:span text:style-name="T2">ado</text:span> os seguintes tipos de testes:</text:p>
              <text:list>
                <text:list-item>
                  <text:p text:style-name="P3"><text:span text:style-name="Strong_20_Emphasis">Testes Unitários:</text:span> Para verificar o funcionamento de componentes individuais (ex: funções de cálculo de preço).</text:p>
                </text:list-item>
                <text:list-item>
                  <text:p text:style-name="P3"><text:span text:style-name="Strong_20_Emphasis">Testes Funcionais:</text:span> Para garantir que cada funcionalidade do aplicativo atenda aos requisitos especificados.</text:p>
                </text:list-item>
                <text:list-item>
                  <text:p text:style-name="P3"><text:span text:style-name="Strong_20_Emphasis">Testes de Integração:</text:span> Para validar que os componentes do front-end e do back-end funcionam corretamente em conjunto.</text:p>
                </text:list-item>
                <text:list-item>
                  <text:p text:style-name="P3"><text:span text:style-name="Strong_20_Emphasis">Testes de Aceitação:</text:span> Para confirmar que o produto final atende às expectativas dos usuários.</text:p>
                  <text:p text:style-name="P3"/>
                </text:list-item>
              </text:list>
            </text:list-item>
          </text:list>
        </text:list-item>
        <text:list-item>
          <text:p text:style-name="P2"><text:span text:style-name="Strong_20_Emphasis">Execução dos Testes:</text:span></text:p>
          <text:list>
            <text:list-item>
              <text:p text:style-name="P3">Execut<text:span text:style-name="T2">ado</text:span> os testes conforme o planejamento, documentando cada teste realizado, incluindo resultados esperados e reais.</text:p>
              <text:p text:style-name="P3"><text:span text:style-name="Source_20_Text"/></text:p>
            </text:list-item>
          </text:list>
        </text:list-item>
        <text:list-item>
          <text:p text:style-name="P2"><text:span text:style-name="Strong_20_Emphasis">Relatório de Testes:</text:span></text:p>
          <text:list>
            <text:list-item>
              <text:p text:style-name="P4">Log in: </text:p>
            </text:list-item>
            <text:list-item>
              <text:p text:style-name="P4">Menu:</text:p>
            </text:list-item>
            <text:list-item>
              <text:p text:style-name="P4">Pagina inicial:</text:p>
            </text:list-item>
            <text:list-item>
              <text:p text:style-name="P4">Detalhamentos dos produtos:</text:p>
            </text:list-item>
            <text:list-item>
              <text:p text:style-name="P4">Carrinho de compras:</text:p>
            </text:list-item>
            <text:list-item>
              <text:p text:style-name="P4">Newsletter:</text:p>
            </text:list-item>
            <text:list-item>
              <text:p text:style-name="P5">Ver carrinho de compras:</text:p>
            </text:list-item>
            <text:list-item>
              <text:p text:style-name="P5">Checkout:</text:p>
            </text:list-item>
            <text:list-item>
              <text:p text:style-name="P5">Valores de total:</text:p>
            </text:list-item>
            <text:list-item>
              <text:p text:style-name="P5"/>
              <text:list>
                <text:list-item>
                  <text:p text:style-name="P3">Descrição de cada teste.</text:p>
                </text:list-item>
                <text:list-item>
                  <text:p text:style-name="P3">Resultados obtidos.</text:p>
                </text:list-item>
                <text:list-item>
                  <text:p text:style-name="P2">Análise de falhas e comportamentos inesperados.</text:p>
                </text:list-item>
              </text:list>
            </text:list-item>
          </text:list>
        </text:list-item>
      </text:list>
      <text:h text:style-name="Heading_20_3" text:outline-level="3">2. Coleta de Feedback</text:h>
      <text:list text:style-name="L2">
        <text:list-item>
          <text:p text:style-name="P6"><text:span text:style-name="Strong_20_Emphasis">Criação do Formulário:</text:span></text:p>
          <text:list>
            <text:list-item>
              <text:p text:style-name="P7">Utiliz<text:span text:style-name="T3">ado a</text:span> ferramenta <text:span text:style-name="T3">d</text:span>o Google Forms para criar um formulário onde os colegas relatar<text:span text:style-name="T3">am os</text:span> bugs e sugestões. Inclu<text:span text:style-name="T3">ído os campos testados e não testados, e se funcionaram ou não, inclusive com a opção de fazer upload do print da tela com o erro marcado.</text:span></text:p>
            </text:list-item>
            <text:list-item>
              <text:p text:style-name="P8"><text:span text:style-name="T3">Link do Forms: </text:span><text:a xlink:type="simple" xlink:href="https://docs.google.com/forms/d/e/1FAIpQLScP8cHXgu7nQErWbIlz8cFP1_B7nQv5eEoPRXNSn18nxjX_9g/viewform" text:style-name="Internet_20_link" text:visited-style-name="Visited_20_Internet_20_Link"><text:span text:style-name="T3">https://docs.google.com/forms/d/e/1FAIpQLScP8cHXgu7nQErWbIlz8cFP1_B7nQv5eEoPRXNSn18nxjX_9g/viewform</text:span></text:a></text:p>
            </text:list-item>
          </text:list>
        </text:list-item>
      </text:list>
      <text:p text:style-name="P9"><text:soft-page-break/></text:p>
      <text:list text:continue-numbering="true" text:style-name="L2">
        <text:list-item>
          <text:p text:style-name="P6"><text:span text:style-name="Strong_20_Emphasis">Testes com Colegas:</text:span></text:p>
          <text:list>
            <text:list-item>
              <text:p text:style-name="P6"><text:span text:style-name="T3">C</text:span>inco colegas ou profissionais <text:span text:style-name="T3">voluntários foram convidados a</text:span> test<text:span text:style-name="T3">ar</text:span> a aplicação e preencham o formulário. </text:p>
            </text:list-item>
          </text:list>
        </text:list-item>
      </text:list>
      <text:h text:style-name="Heading_20_3" text:outline-level="3">3. Análise e Implementação de Sugestões</text:h>
      <text:list text:style-name="L3">
        <text:list-item>
          <text:p text:style-name="P10"><text:span text:style-name="Strong_20_Emphasis">Coleta de Sugestões:</text:span></text:p>
          <text:list>
            <text:list-item>
              <text:p text:style-name="P11">Revis<text:span text:style-name="T3">ado</text:span> todas as respostas do formulário, categorizando as sugestões e erros relatados. <text:span text:style-name="T3">Segue abaixo as sugestões acolhidas:</text:span></text:p>
              <text:p text:style-name="P11"/>
            </text:list-item>
          </text:list>
        </text:list-item>
        <text:list-item>
          <text:p text:style-name="P10"><text:span text:style-name="Strong_20_Emphasis">Correções e Melhorias:</text:span></text:p>
          <text:list>
            <text:list-item>
              <text:p text:style-name="P11">Prioriz<text:span text:style-name="T3">ado</text:span> as correções e melhorias que são pertinentes e viáveis. </text:p>
            </text:list-item>
            <text:list-item>
              <text:p text:style-name="P10">Realiz<text:span text:style-name="T3">ado as</text:span> correções e test<text:span text:style-name="T3">ei</text:span> novamente as funcionalidades afetadas.</text:p>
            </text:list-item>
          </text:list>
        </text:list-item>
      </text:list>
      <text:h text:style-name="Heading_20_3" text:outline-level="3">4. Documentação</text:h>
      <text:list text:style-name="L4">
        <text:list-item>
          <text:p text:style-name="P12"><text:span text:style-name="Strong_20_Emphasis">Estrutura de Diretórios no Git:</text:span></text:p>
          <text:list>
            <text:list-item>
              <text:p text:style-name="P12">Organize o repositório com pastas claras. Por exemplo:</text:p>
              <text:p text:style-name="P13">bash</text:p>
              <text:p text:style-name="P13">Copiar código</text:p>
              <text:p text:style-name="P14"><text:span text:style-name="Source_20_Text">/projeto</text:span></text:p>
              <text:p text:style-name="P14"><text:span text:style-name="Source_20_Text">├── /src <text:s text:c="13"/># Código fonte</text:span></text:p>
              <text:p text:style-name="P14"><text:span text:style-name="Source_20_Text">├── /docs <text:s text:c="12"/># Documentação do projeto</text:span></text:p>
              <text:p text:style-name="P14"><text:span text:style-name="Source_20_Text">├── /tests <text:s text:c="11"/># Testes realizados</text:span></text:p>
              <text:p text:style-name="P14"><text:span text:style-name="Source_20_Text">├── /feedback <text:s text:c="8"/># Feedback e sugestões</text:span></text:p>
              <text:p text:style-name="P14"><text:span text:style-name="Source_20_Text">├── /imagens <text:s text:c="9"/># Capturas de tela de erros</text:span></text:p>
              <text:p text:style-name="P15"><text:span text:style-name="Source_20_Text">└── /videos <text:s text:c="10"/># Vídeos de apresentação</text:span></text:p>
            </text:list-item>
          </text:list>
        </text:list-item>
        <text:list-item>
          <text:p text:style-name="P12"><text:span text:style-name="Strong_20_Emphasis">Documentação Final:</text:span></text:p>
          <text:list>
            <text:list-item>
              <text:p text:style-name="P16">Atualize o <text:span text:style-name="Source_20_Text">README.md</text:span> para incluir:</text:p>
              <text:list>
                <text:list-item>
                  <text:p text:style-name="P16">Resumo do projeto.</text:p>
                </text:list-item>
                <text:list-item>
                  <text:p text:style-name="P16">Instruções para instalação e execução.</text:p>
                </text:list-item>
                <text:list-item>
                  <text:p text:style-name="P16">Resultados dos testes e correções realizadas.</text:p>
                </text:list-item>
                <text:list-item>
                  <text:p text:style-name="P16">Lista de agradecimentos a quem contribuiu.</text:p>
                </text:list-item>
                <text:list-item>
                  <text:p text:style-name="P12">Links para o formulário de feedback e para as capturas de tela.</text:p>
                </text:list-item>
              </text:list>
            </text:list-item>
          </text:list>
        </text:list-item>
      </text:list>
      <text:h text:style-name="Heading_20_3" text:outline-level="3">5. Apresentação da Solução</text:h>
      <text:list text:style-name="L5">
        <text:list-item>
          <text:p text:style-name="P17"><text:span text:style-name="Strong_20_Emphasis">Gravação do Vídeo:</text:span></text:p>
          <text:list>
            <text:list-item>
              <text:p text:style-name="P18">Prepare uma apresentação de até cinco minutos que aborde:</text:p>
              <text:list>
                <text:list-item>
                  <text:p text:style-name="P18">Objetivos do projeto.</text:p>
                </text:list-item>
                <text:list-item>
                  <text:p text:style-name="P18">Demonstração das funcionalidades principais do aplicativo.</text:p>
                </text:list-item>
                <text:list-item>
                  <text:p text:style-name="P18"><text:soft-page-break/>Resultados dos testes realizados.</text:p>
                </text:list-item>
                <text:list-item>
                  <text:p text:style-name="P18">Principais melhorias feitas com base no feedback.</text:p>
                </text:list-item>
              </text:list>
            </text:list-item>
          </text:list>
        </text:list-item>
        <text:list-item>
          <text:p text:style-name="P17"><text:span text:style-name="Strong_20_Emphasis">Publicação do Vídeo:</text:span></text:p>
          <text:list>
            <text:list-item>
              <text:p text:style-name="P17">Carregue o vídeo em uma plataforma como YouTube ou Vimeo e adicione o link à documentação do projeto no GitHub.</text:p>
            </text:list-item>
          </text:list>
        </text:list-item>
      </text:list>
      <text:h text:style-name="Heading_20_3" text:outline-level="3">6. Entrega Final</text:h>
      <text:list text:style-name="L6">
        <text:list-item>
          <text:p text:style-name="P19"><text:span text:style-name="Strong_20_Emphasis">Revisão Geral:</text:span></text:p>
          <text:list>
            <text:list-item>
              <text:p text:style-name="P20">Faça uma revisão final de todo o material, garantindo que tudo esteja claro, organizado e acessível.</text:p>
            </text:list-item>
          </text:list>
        </text:list-item>
        <text:list-item>
          <text:p text:style-name="P19"><text:span text:style-name="Strong_20_Emphasis">Submissão:</text:span></text:p>
          <text:list>
            <text:list-item>
              <text:p text:style-name="P19">Verifique as diretrizes de entrega e submeta seu projeto conforme solicitado, garantindo que o repositório no GitHub esteja atualizado e completo.</text:p>
            </text:list-item>
          </text:list>
        </text:list-item>
      </text:list>
      <text:h text:style-name="Heading_20_3" text:outline-level="3">Conclusão</text:h>
      <text:p text:style-name="Text_20_body">Ao seguir essas etapas, você não apenas concluirá a documentação do seu projeto, mas também garantirá que a aplicação esteja bem testada e pronta para uso. Essa abordagem sistemática e colaborativa ajudará a criar um produto final de alta qualidade, demonstrando suas habilidades e preparação para o mercado. Se precisar de mais ajuda ou esclarecimentos, estou à disposição!</text:p>
      <text:p text:style-name="P21"/>
      <text:p text:style-name="P21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as-char" svg:y="0cm" style:wrap="none" style:vertical-pos="middle" style:vertical-rel="line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7T23:01:41.321000000</dc:date>
    <meta:editing-duration>PT1H13M56S</meta:editing-duration>
    <meta:editing-cycles>4</meta:editing-cycles>
    <meta:generator>LibreOffice/24.8.2.1$Windows_X86_64 LibreOffice_project/0f794b6e29741098670a3b95d60478a65d05ef13</meta:generator>
    <meta:document-statistic meta:table-count="0" meta:image-count="0" meta:object-count="0" meta:page-count="3" meta:paragraph-count="73" meta:word-count="571" meta:character-count="3578" meta:non-whitespace-character-count="3075"/>
  </office:meta>
</office:document-meta>
</file>